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1ea2493" officeooo:paragraph-rsid="01ea249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1ec2e91" officeooo:paragraph-rsid="01f11c81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f77d19" style:font-size-asian="10pt" style:font-style-asian="normal" style:font-size-complex="10pt" style:font-style-complex="normal"/>
    </style:style>
    <style:style style:name="P6" style:family="paragraph" style:parent-style-name="Table_20_Contents">
      <style:paragraph-properties fo:text-align="start" style:justify-single-word="false" fo:break-before="page"/>
      <style:text-properties style:font-name="Courier New" fo:font-size="11pt" officeooo:rsid="01ec2e91" officeooo:paragraph-rsid="01f11c81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1pt" officeooo:rsid="01ec2e91" officeooo:paragraph-rsid="01fa41a4" style:font-size-asian="11pt" style:font-size-complex="11pt"/>
    </style:style>
    <style:style style:name="P8" style:family="paragraph" style:parent-style-name="Table_20_Contents">
      <style:paragraph-properties fo:text-align="start" style:justify-single-word="false" fo:break-before="page"/>
      <style:text-properties style:font-name="Courier New" fo:font-size="11pt" officeooo:rsid="01ec2e91" officeooo:paragraph-rsid="01fa41a4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1pt" officeooo:rsid="01ec2e91" officeooo:paragraph-rsid="01face0c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1pt" fo:font-weight="bold" officeooo:rsid="01fa41a4" officeooo:paragraph-rsid="01fa41a4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1pt" officeooo:rsid="01fa41a4" officeooo:paragraph-rsid="01fa41a4" style:font-size-asian="11pt" style:font-size-complex="11pt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f444ec"/>
    </style:style>
    <style:style style:name="T2" style:family="text">
      <style:text-properties officeooo:rsid="015f19d4"/>
    </style:style>
    <style:style style:name="T3" style:family="text">
      <style:text-properties officeooo:rsid="01f11c8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fa41a4" style:font-weight-asian="bold" style:font-weight-complex="bold"/>
    </style:style>
    <style:style style:name="T6" style:family="text">
      <style:text-properties officeooo:rsid="00840c47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1fa41a4" style:font-weight-asian="normal" style:font-weight-complex="normal"/>
    </style:style>
    <style:style style:name="T9" style:family="text">
      <style:text-properties officeooo:rsid="01fa41a4"/>
    </style:style>
    <style:style style:name="T10" style:family="text">
      <style:text-properties officeooo:rsid="01faefa8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1faefa8" style:font-style-asian="italic" style:font-style-complex="italic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public class </text:span><text:span text:style-name="T5">Zahlenliste</text:span><text:line-break/>{<text:line-break/> <text:s text:c="2"/>private int[] liste;<text:line-break/> <text:s text:c="3"/><text:line-break/> <text:s text:c="2"/><text:span text:style-name="T4">public </text:span><text:span text:style-name="T5">Zahlenliste</text:span><text:span text:style-name="T4">()</text:span><text:line-break/> <text:s text:c="2"/>{<text:line-break/> <text:s text:c="5"/>liste = new int[10];<text:line-break/> <text:s text:c="2"/>}<text:line-break/><text:line-break/> <text:s text:c="2"/><text:span text:style-name="T4">public void ausgeben()</text:span><text:line-break/> <text:s text:c="2"/>{<text:line-break/> <text:s text:c="5"/>int i;<text:line-break/> <text:s text:c="5"/>i = 0;<text:line-break/> <text:s text:c="5"/>while (i &lt; liste.length)<text:line-break/> <text:s text:c="5"/>{<text:line-break/> <text:s text:c="8"/>Console.print(liste[i] + " ");<text:line-break/> <text:s text:c="8"/>i++;<text:line-break/> <text:s text:c="5"/>}<text:line-break/> <text:s text:c="5"/>Console.println();<text:line-break/> <text:s text:c="2"/>}<text:line-break/><text:line-break/> <text:s text:c="2"/><text:span text:style-name="T4">public void eingeben()</text:span><text:line-break/> <text:s text:c="2"/>{<text:line-break/> <text:s text:c="5"/>int i;<text:line-break/> <text:s text:c="5"/>Console.println("<text:span text:style-name="T3">G</text:span>eben Sie " + liste.length + " Zahlen ein.");<text:line-break/> <text:s text:c="5"/>i = 0;<text:line-break/> <text:s text:c="5"/>while (i &lt; liste.length)<text:line-break/> <text:s text:c="5"/>{<text:line-break/> <text:s text:c="8"/>liste[i] = Console.readInt();<text:line-break/> <text:s text:c="8"/>i++;<text:line-break/> <text:s text:c="5"/>}<text:line-break/> <text:s text:c="2"/>}<text:line-break/><text:line-break/> <text:s text:c="2"/><text:span text:style-name="T4">public void füllenZufall()</text:span><text:line-break/> <text:s text:c="2"/>{<text:line-break/> <text:s text:c="5"/>int i;<text:line-break/> <text:s text:c="5"/>i = 0;<text:line-break/> <text:s text:c="5"/>while (i &lt; liste.length)<text:line-break/> <text:s text:c="5"/>{<text:line-break/> <text:s text:c="8"/>liste[i] = (int)(Math.random() * 201 - 100);<text:line-break/> <text:s text:c="8"/>i++;<text:line-break/> <text:s text:c="5"/>}<text:line-break/> <text:s text:c="2"/>}<text:line-break/><text:line-break/> <text:s text:c="2"/><text:span text:style-name="T4">public void füllenLinear10()</text:span><text:line-break/> <text:s text:c="2"/>{<text:line-break/> <text:s text:c="5"/>int i;<text:line-break/> <text:s text:c="5"/>i = 0;<text:line-break/> <text:s text:c="5"/>while (i &lt; liste.length)<text:line-break/> <text:s text:c="5"/>{<text:line-break/> <text:s text:c="8"/>liste[i] = i * 10;<text:line-break/> <text:s text:c="8"/>i++;<text:line-break/> <text:s text:c="5"/>}<text:line-break/> <text:s text:c="2"/>}<text:line-break/><text:line-break/></text:p>
      <text:p text:style-name="P8"><text:s text:c="3"/><text:span text:style-name="T4">public void füllenQuadrat()</text:span><text:line-break/> <text:s text:c="2"/>{<text:line-break/> <text:s text:c="5"/>int i;<text:line-break/> <text:s text:c="5"/>i = 0;<text:line-break/> <text:s text:c="5"/>while (i &lt; liste.length)<text:line-break/> <text:s text:c="5"/>{<text:line-break/> <text:s text:c="8"/>liste[i] = <text:span text:style-name="T10">(</text:span>i<text:span text:style-name="T10">+1)</text:span> * <text:span text:style-name="T10">(</text:span>i<text:span text:style-name="T10">+1)</text:span>; <text:s text:c="3"/><text:span text:style-name="T11">// </text:span><text:span text:style-name="T12">i+1, weil es bei 1² losgeht</text:span><text:line-break/> <text:s text:c="8"/>i++;<text:line-break/> <text:s text:c="5"/>}<text:line-break/> <text:s text:c="2"/>}<text:line-break/><text:span text:style-name="T9">}</text:span></text:p>
      <text:p text:style-name="P7"/>
      <text:p text:style-name="P7"/>
      <text:p text:style-name="P10">public class MatheApp</text:p>
      <text:p text:style-name="P11">{</text:p>
      <text:p text:style-name="P7"><text:s text:c="3"/><text:span text:style-name="T9">private Zahlenliste zl;</text:span></text:p>
      <text:p text:style-name="P7"/>
      <text:p text:style-name="P7"><text:s text:c="3"/><text:span text:style-name="T5">public MatheApp()</text:span></text:p>
      <text:p text:style-name="P7"><text:s text:c="3"/><text:span text:style-name="T9">{</text:span></text:p>
      <text:p text:style-name="P7"><text:s text:c="6"/><text:span text:style-name="T9">zl = new Zahlenliste();</text:span></text:p>
      <text:p text:style-name="P7"><text:s text:c="3"/><text:span text:style-name="T9">}</text:span></text:p>
      <text:p text:style-name="P9"><text:line-break/> <text:s text:c="2"/><text:span text:style-name="T4">public void main()</text:span><text:line-break/> <text:s text:c="2"/>{<text:line-break/> <text:s text:c="5"/>Console.clear();<text:line-break/> <text:s text:c="5"/>Console.println("Verschiedene Füllmethoden für ein Array");</text:p>
      <text:p text:style-name="P9"><text:line-break/> <text:s text:c="5"/>eingeben();<text:line-break/> <text:s text:c="5"/>Console.println("Sie haben folgende Zahlen eingegeben:");<text:line-break/> <text:s text:c="5"/>ausgeben();<text:line-break/> <text:s text:c="7"/><text:line-break/> <text:s text:c="5"/>Console.println("Das Array wird mit Zufallszahlen gefüllt."); <text:s text:c="5"/><text:line-break/> <text:s text:c="5"/>füllenZufall();<text:line-break/> <text:s text:c="5"/>ausgeben();<text:line-break/> <text:s text:c="7"/><text:line-break/> <text:s text:c="5"/>Console.println("Das Array wird linear von 0 bis 90 gefüllt.");<text:line-break/> <text:s text:c="5"/>füllenLinear10();<text:line-break/> <text:s text:c="5"/>ausgeben();<text:line-break/> <text:s text:c="7"/><text:line-break/> <text:s text:c="5"/>Console.println("Das Array wird mit den Quadratzahlen gefüllt.");<text:line-break/> <text:s text:c="5"/>füllenQuadrat();<text:line-break/> <text:s text:c="5"/>ausgeben();<text:line-break/> <text:s text:c="2"/>}<text:line-break/>}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0" draw:name="Form1" draw:style-name="gr1" draw:text-style-name="P12" svg:width="1.795cm" svg:height="0.63cm" svg:x="15.196cm" svg:y="0.386cm"><draw:image xlink:href="Pictures/10000000000000580000001F84D8045FF773DCF2.png" xlink:type="simple" xlink:show="embed" xlink:actuate="onLoad" draw:mime-type="image/png"><text:p/></draw:image></draw:frame></text:p>
      <text:p text:style-name="P5"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6">pothmann.de</text:span></text:a><text:span text:style-name="T6">, f</text:span><text:span text:style-name="T7">reigegeben unter </text:span><text:a xlink:type="simple" xlink:href="https://creativecommons.org/licenses/by-nc-sa/4.0/" text:style-name="Internet_20_link" text:visited-style-name="Visited_20_Internet_20_Link"><text:span text:style-name="T7">CC BY-NC-SA 4.0</text:span></text:a><text:span text:style-name="T7">, </text:span><text:span text:style-name="T8">Januar 202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ea2493" officeooo:paragraph-rsid="01ea2493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f444ec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335816179808">
            <table:table-cell table:style-name="Tabelle1.A1" office:value-type="string">
              <text:p text:style-name="MP1"><text:span text:style-name="MT1">Array Füllen</text:span> – Lös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08-23T11:37:38.592000000</dc:date>
    <meta:editing-duration>P4DT13H16M39S</meta:editing-duration>
    <meta:editing-cycles>360</meta:editing-cycles>
    <meta:generator>LibreOffice/7.3.3.2$Windows_X86_64 LibreOffice_project/d1d0ea68f081ee2800a922cac8f79445e4603348</meta:generator>
    <meta:print-date>2020-09-08T13:21:04.744000000</meta:print-date>
    <meta:document-statistic meta:table-count="1" meta:image-count="0" meta:object-count="0" meta:page-count="2" meta:paragraph-count="15" meta:word-count="223" meta:character-count="1905" meta:non-whitespace-character-count="1219"/>
  </office:meta>
</office:document-meta>
</file>